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3.3161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3.9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pu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  <table:table-cell office:value-type="string" calcext:value-type="string">
            <text:p>Orde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  <table:table-cell table:number-columns-repeated="2" office:value-type="string" calcext:value-type="string">
            <text:p>718-1212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table:number-columns-repeated="2"/>
          <table:table-cell office:value-type="string" calcext:value-type="string">
            <text:p>478-3188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ACK_SIP_8</text:p>
          </table:table-cell>
          <table:table-cell office:value-type="string" calcext:value-type="string">
            <text:p>Resistor_THT:R_Array_SIP9</text:p>
          </table:table-cell>
          <table:table-cell/>
          <table:table-cell office:value-type="string" calcext:value-type="string">
            <text:p>4609X-AP1-103LFCT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1 U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AS74</text:p>
          </table:table-cell>
          <table:table-cell table:number-columns-repeated="2"/>
          <table:table-cell office:value-type="string" calcext:value-type="string">
            <text:p>296-1525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74</text:p>
          </table:table-cell>
          <table:table-cell table:number-columns-repeated="2"/>
          <table:table-cell office:value-type="string" calcext:value-type="string">
            <text:p>296-1662-5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table:number-columns-repeated="2"/>
          <table:table-cell office:value-type="string" calcext:value-type="string">
            <text:p>296-1577-5-ND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4 C6 C8 C10 C12 C14 C16 C18 C5 C7 C9 C11 C13 C15 C17 C19 C3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office:value-type="string" calcext:value-type="string">
            <text:p>478-3188-ND</text:p>
          </table:table-cell>
          <table:table-cell/>
        </table:table-row>
        <table:table-row table:style-name="ro1">
          <table:table-cell office:value-type="string" calcext:value-type="string">
            <text:p>D1 D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table:number-columns-repeated="2"/>
          <table:table-cell office:value-type="string" calcext:value-type="string">
            <text:p>1N914ACT-ND</text:p>
          </table:table-cell>
          <table:table-cell/>
        </table:table-row>
        <table:table-row table:style-name="ro1">
          <table:table-cell office:value-type="string" calcext:value-type="string">
            <text:p>D5 D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r_2x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2"/>
          <table:table-cell office:value-type="string" calcext:value-type="string">
            <text:p>A31676-ND</text:p>
          </table:table-cell>
          <table:table-cell/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 R5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table:number-columns-repeated="2"/>
          <table:table-cell office:value-type="string" calcext:value-type="string">
            <text:p>401-1985-ND</text:p>
          </table:table-cell>
          <table:table-cell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7805</text:p>
          </table:table-cell>
          <table:table-cell table:number-columns-repeated="2"/>
          <table:table-cell office:value-type="string" calcext:value-type="string">
            <text:p>MC7805CT-BPMS-ND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0CPU</text:p>
          </table:table-cell>
          <table:table-cell table:number-columns-repeated="2"/>
          <table:table-cell office:value-type="string" calcext:value-type="string">
            <text:p>Z84C0020PEG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8C256-15PU</text:p>
          </table:table-cell>
          <table:table-cell office:value-type="string" calcext:value-type="string">
            <text:p>Package_DIP:DIP-28_W15.24mm</text:p>
          </table:table-cell>
          <table:table-cell/>
          <table:table-cell office:value-type="string" calcext:value-type="string">
            <text:p>AT28C256-15PU-ND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S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6C62256-55PCN</text:p>
          </table:table-cell>
          <table:table-cell office:value-type="string" calcext:value-type="string">
            <text:p>Package_DIP:DIP-28_W15.24mm</text:p>
          </table:table-cell>
          <table:table-cell/>
          <table:table-cell office:value-type="string" calcext:value-type="string">
            <text:p>1450-1033-ND</text:p>
          </table:table-cell>
          <table:table-cell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00MHz</text:p>
          </table:table-cell>
          <table:table-cell office:value-type="string" calcext:value-type="string">
            <text:p>Oscillator:Oscillator_DIP-14</text:p>
          </table:table-cell>
          <table:table-cell/>
          <table:table-cell office:value-type="string" calcext:value-type="string">
            <text:p>535-9220-5-ND,535-9209-5-ND,110-MXO45-3C-40M000000-ND</text:p>
          </table:table-cell>
          <table:table-cell/>
        </table:table-row>
      </table:table>
      <table:named-expressions/>
      <table:database-ranges>
        <table:database-range table:name="__Anonymous_Sheet_DB__0" table:target-range-address="cpu.A1:cpu.G28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0:57:59.876632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0-07-05T16:45:35.882610719</meta:print-date>
    <dc:date>2020-07-06T06:47:35.496089902</dc:date>
    <meta:editing-duration>PT9H31M36S</meta:editing-duration>
    <meta:editing-cycles>2</meta:editing-cycles>
    <meta:generator>LibreOffice/6.4.4.2$Linux_X86_64 LibreOffice_project/40$Build-2</meta:generator>
    <meta:document-statistic meta:table-count="1" meta:cell-count="115" meta:object-count="0"/>
  </office:meta>
</office:document-meta>
</file>